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1" table:number-rows-spanned="3" table:style-name="ce3">
            <text:p>№ п\п</text:p>
          </table:table-cell>
          <table:table-cell office:value-type="string" table:number-columns-spanned="1" table:number-rows-spanned="3" table:style-name="ce9">
            <text:p><text:span text:style-name="T1">Манипуляция</text:span>, препарат</text:p>
          </table:table-cell>
          <table:table-cell office:value-type="string" table:number-columns-spanned="1" table:number-rows-spanned="3" table:style-name="ce9">
            <text:p>Лесси,<text:s text:c="7"/><text:span text:style-name="T3"><text:s/>044 294 1922</text:span></text:p>
          </table:table-cell>
          <table:table-cell office:value-type="string" table:number-columns-spanned="1" table:number-rows-spanned="3" table:style-name="ce8">
            <text:p>Клиника №2</text:p>
          </table:table-cell>
          <table:table-cell office:value-type="string" table:number-columns-spanned="1" table:number-rows-spanned="3" table:style-name="ce8">
            <text:p>Клиника №3</text:p>
          </table:table-cell>
          <table:table-cell office:value-type="string" table:number-columns-spanned="1" table:number-rows-spanned="3" table:style-name="ce8">
            <text:p>Клиника №4</text:p>
          </table:table-cell>
          <table:table-cell office:value-type="string" table:number-columns-spanned="1" table:number-rows-spanned="3" table:style-name="ce8">
            <text:p>Клиника №5</text:p>
          </table:table-cell>
          <table:table-cell table:number-columns-repeated="1637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7">
            <text:p>Кастрация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7">
            <text:p>Стерилизация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7">
            <text:p>ОАК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7">
            <text:p>БХ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7">
            <text:p>Осмотр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7">
            <text:p>передержка кошка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7">
            <text:p>укол свои препараты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7">
            <text:p>фелоцел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7">
            <text:p>трикет без беш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7">
            <text:p>трикет с дефенсор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7">
            <text:p>трикет с ноб Раб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16" table:style-name="ce2">
            <text:p>16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17" table:style-name="ce2">
            <text:p>17</text:p>
          </table:table-cell>
          <table:table-cell table:number-columns-repeated="6" table:style-name="ce7"/>
          <table:table-cell table:number-columns-repeated="16377"/>
        </table:table-row>
        <table:table-row table:style-name="ro1">
          <table:table-cell office:value-type="float" office:value="18" table:style-name="ce2">
            <text:p>18</text:p>
          </table:table-cell>
          <table:table-cell table:number-columns-repeated="6" table:style-name="ce7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90157480314961in" fo:margin-bottom="0.78740157480315in" fo:margin-left="0.127952755905512in" fo:margin-right="0.209842519685039in" style:print-orientation="portrait" style:print-page-order="ttb" style:first-page-number="continue" style:scale-to="100%" style:table-centering="none" style:print="objects charts drawings"/>
      <style:header-style>
        <style:header-footer-properties fo:min-height="0.0795275590551181in" fo:margin-left="0in" fo:margin-right="0in" fo:margin-bottom="0in"/>
      </style:header-style>
      <style:footer-style>
        <style:header-footer-properties fo:min-height="0.0767716535433072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Пользователь Windows</dc:creator>
    <meta:creation-date>2017-10-20T23:41:04Z</meta:creation-date>
    <dc:date>2020-01-09T12:11:51Z</dc:date>
    <meta:editing-cycles>1</meta:editing-cycles>
    <meta:editing-duration>PT2828S</meta:editing-duration>
  </office:meta>
</office:document-meta>
</file>